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URW Chancery L" svg:font-family="'URW Chancery L'" style:font-pitch="variable"/>
    <style:font-face style:name="DejaVu Sans1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22pt" officeooo:rsid="001f619c" officeooo:paragraph-rsid="00283173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officeooo:rsid="0040ac52" officeooo:paragraph-rsid="0040ac52"/>
    </style:style>
    <style:style style:name="P3" style:family="paragraph" style:parent-style-name="Standard">
      <style:text-properties style:font-name="DejaVu Sans1" fo:font-size="12pt" officeooo:rsid="001f619c" officeooo:paragraph-rsid="001f619c" style:font-size-asian="12pt" style:font-size-complex="12pt"/>
    </style:style>
    <style:style style:name="P4" style:family="paragraph" style:parent-style-name="Standard">
      <style:text-properties officeooo:paragraph-rsid="00426032"/>
    </style:style>
    <style:style style:name="P5" style:family="paragraph" style:parent-style-name="Standard">
      <style:text-properties fo:font-size="11pt" fo:font-style="italic" officeooo:rsid="00426032" officeooo:paragraph-rsid="00426032" style:font-size-asian="11pt" style:font-style-asian="italic" style:font-size-complex="11pt" style:font-style-complex="italic"/>
    </style:style>
    <style:style style:name="P6" style:family="paragraph" style:parent-style-name="Frame_20_contents">
      <style:text-properties style:font-name="DejaVu Sans1" fo:font-size="12pt" officeooo:rsid="001f619c" officeooo:paragraph-rsid="001f619c" style:font-size-asian="12pt" style:font-size-complex="12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rsid="00219d77" officeooo:paragraph-rsid="001f619c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 style:snap-to-layout-grid="false"/>
      <style:text-properties officeooo:rsid="00219d77" officeooo:paragraph-rsid="001f619c"/>
    </style:style>
    <style:style style:name="T1" style:family="text">
      <style:text-properties style:text-position="super 58%"/>
    </style:style>
    <style:style style:name="T2" style:family="text">
      <style:text-properties officeooo:rsid="00426032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.15cm" fo:border-left="none" fo:border-right="none" fo:border-top="0.06pt solid #999999" fo:border-bottom="none" style:shadow="none" draw:shadow-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variable-decls>
        <text:variable-decl office:value-type="string" text:name="address"/>
        <text:variable-decl office:value-type="string" text:name="salutation"/>
        <text:variable-decl office:value-type="string" text:name="print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134cm" svg:y="0.84cm" svg:width="18.84cm" draw:z-index="0">
        <draw:text-box fo:min-height="1.272cm">
          <text:p text:style-name="P1">39 Alesmore Meadow, Lichfield, Staffordshire, WS13 8FD</text:p>
        </draw:text-box>
      </draw:frame>
      <draw:frame draw:style-name="fr2" draw:name="Frame1" text:anchor-type="page" text:anchor-page-number="1" svg:x="2.499cm" svg:y="6.001cm" svg:width="9.999cm" draw:z-index="1">
        <draw:text-box fo:min-height="3cm">
          <text:p text:style-name="P3">Shropshire Council</text:p>
          <text:p text:style-name="Standard">Community Services</text:p>
          <text:p text:style-name="Standard">Ptarmigan</text:p>
          <text:p text:style-name="Standard">Sitka Drive</text:p>
          <text:p text:style-name="Standard">Shrewsbury</text:p>
          <text:p text:style-name="P4">Shropshir<text:span text:style-name="T2">e</text:span></text:p>
          <text:p text:style-name="P4">SY2 6LG</text:p>
          <text:p text:style-name="P6"/>
        </draw:text-box>
      </draw:frame>
      <draw:frame draw:style-name="fr3" draw:name="Frame4" text:anchor-type="page" text:anchor-page-number="1" svg:x="14.469cm" svg:y="4.212cm" svg:width="5.166cm" draw:z-index="2">
        <draw:text-box fo:min-height="2.027cm">
          <text:p text:style-name="P8"><text:date style:data-style-name="N37" text:date-value="2015-12-11T13:31:29.917020080" text:fixed="true">11/12/15</text:date></text:p>
        </draw:text-box>
      </draw:frame>
      <draw:frame draw:style-name="fr2" draw:name="Frame5" text:anchor-type="page" text:anchor-page-number="1" svg:x="1cm" svg:y="9.5cm" svg:width="8.999cm" draw:z-index="3">
        <draw:text-box fo:min-height="1cm">
          <text:p text:style-name="P5">Dear sir/madam</text:p>
        </draw:text-box>
      </draw:frame>
      <draw:frame draw:style-name="fr4" draw:name="Frame6" text:anchor-type="page" text:anchor-page-number="1" svg:x="0cm" svg:y="10.1cm" svg:width="1cm" draw:z-index="4">
        <draw:text-box fo:min-height="1cm">
          <text:p text:style-name="Frame_20_contents"/>
        </draw:text-box>
      </draw:frame>
      <draw:frame draw:style-name="fr2" draw:name="Frame3" text:anchor-type="page" text:anchor-page-number="1" svg:x="1.134cm" svg:y="-10.061cm" svg:width="18.898cm" draw:z-index="5">
        <draw:text-box fo:min-height="8.871cm">
          <text:p text:style-name="P7"/>
        </draw:text-box>
      </draw:frame>
      <draw:frame draw:style-name="fr4" draw:name="Frame7" text:anchor-type="page" text:anchor-page-number="1" svg:x="0cm" svg:y="19.6cm" svg:width="1cm" draw:z-index="6">
        <draw:text-box fo:min-height="1cm">
          <text:p text:style-name="Frame_20_contents"/>
        </draw:text-box>
      </draw:frame>
      <text:p text:style-name="P10"/>
      <text:p text:style-name="P2">This is to notify you that</text:p>
      <text:p text:style-name="P2"/>
      <text:p text:style-name="P2">Mr Gordon Forster </text:p>
      <text:p text:style-name="P2">Bria<text:span text:style-name="T2">r</text:span>fields care Home</text:p>
      <text:p text:style-name="P2">Raby Crescent </text:p>
      <text:p text:style-name="P2">Shrewsbury</text:p>
      <text:p text:style-name="P2">SY3 7JN</text:p>
      <text:p text:style-name="P2"/>
      <text:p text:style-name="P2">Died on the 5<text:span text:style-name="T1">th</text:span> December 2015</text:p>
      <text:p text:style-name="P2"/>
      <text:p text:style-name="P2">Paul Golder</text:p>
      <text:p text:style-name="P2">paul.a.golder@lerot.org</text:p>
      <text:p text:style-name="P2">Executor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URW Chancery L" svg:font-family="'URW Chancery L'" style:font-pitch="variable"/>
    <style:font-face style:name="DejaVu Sans1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GB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1.148cm" fo:margin-bottom="1.972cm" fo:margin-left="1.129cm" fo:margin-right="1.98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golder</meta:initial-creator>
    <meta:creation-date>2015-03-27T17:38:37.996176672</meta:creation-date>
    <dc:date>2015-12-11T13:31:39.124372191</dc:date>
    <dc:creator>paul </dc:creator>
    <meta:editing-duration>PT4H12M55S</meta:editing-duration>
    <meta:editing-cycles>34</meta:editing-cycles>
    <meta:generator>LibreOffice/4.3.7.2$Linux_x86 LibreOffice_project/430$Build-2</meta:generator>
    <meta:printed-by>paul golder</meta:printed-by>
    <meta:print-date>2015-03-31T11:26:40.553741840</meta:print-date>
    <meta:document-statistic meta:table-count="0" meta:image-count="0" meta:object-count="0" meta:page-count="1" meta:paragraph-count="20" meta:word-count="48" meta:character-count="327" meta:non-whitespace-character-count="297"/>
  </office:meta>
</office:document-meta>
</file>